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481" officeooo:paragraph-rsid="000b5be4"/>
    </style:style>
    <style:style style:name="P2" style:family="paragraph" style:parent-style-name="Standard">
      <style:text-properties officeooo:paragraph-rsid="000b5be4"/>
    </style:style>
    <style:style style:name="P3" style:family="paragraph" style:parent-style-name="Standard">
      <style:text-properties officeooo:rsid="000b5be4" officeooo:paragraph-rsid="000b5be4"/>
    </style:style>
    <style:style style:name="P4" style:family="paragraph" style:parent-style-name="Standard">
      <style:text-properties officeooo:rsid="000b5be4" officeooo:paragraph-rsid="0011fa9c"/>
    </style:style>
    <style:style style:name="P5" style:family="paragraph" style:parent-style-name="Standard">
      <style:text-properties officeooo:rsid="000bb712" officeooo:paragraph-rsid="000bb712"/>
    </style:style>
    <style:style style:name="P6" style:family="paragraph" style:parent-style-name="Standard">
      <style:text-properties officeooo:rsid="000bb712" officeooo:paragraph-rsid="0011fa9c"/>
    </style:style>
    <style:style style:name="P7" style:family="paragraph" style:parent-style-name="Standard">
      <style:text-properties officeooo:rsid="000caae4" officeooo:paragraph-rsid="000caae4"/>
    </style:style>
    <style:style style:name="P8" style:family="paragraph" style:parent-style-name="Standard">
      <style:text-properties officeooo:rsid="000ccfe8" officeooo:paragraph-rsid="000ccfe8"/>
    </style:style>
    <style:style style:name="P9" style:family="paragraph" style:parent-style-name="Standard">
      <style:text-properties officeooo:rsid="000e918a" officeooo:paragraph-rsid="000e918a"/>
    </style:style>
    <style:style style:name="P10" style:family="paragraph" style:parent-style-name="Standard">
      <style:text-properties officeooo:rsid="000fbbc5" officeooo:paragraph-rsid="000fbbc5"/>
    </style:style>
    <style:style style:name="P11" style:family="paragraph" style:parent-style-name="Standard">
      <style:text-properties officeooo:rsid="0010a04d" officeooo:paragraph-rsid="0010a04d"/>
    </style:style>
    <style:style style:name="P12" style:family="paragraph" style:parent-style-name="Standard">
      <style:text-properties officeooo:rsid="0011fa9c" officeooo:paragraph-rsid="0011fa9c"/>
    </style:style>
    <style:style style:name="P13" style:family="paragraph" style:parent-style-name="Standard">
      <style:text-properties style:font-name="sans-serif" fo:font-size="13.5pt"/>
    </style:style>
    <style:style style:name="P14" style:family="paragraph" style:parent-style-name="Standard">
      <style:text-properties officeooo:paragraph-rsid="0011fa9c"/>
    </style:style>
    <style:style style:name="P15" style:family="paragraph" style:parent-style-name="Standard">
      <style:text-properties officeooo:rsid="000b5be4" officeooo:paragraph-rsid="000b5be4"/>
    </style:style>
    <style:style style:name="P16" style:family="paragraph" style:parent-style-name="Standard">
      <style:text-properties officeooo:rsid="0010a04d" officeooo:paragraph-rsid="0011fa9c"/>
    </style:style>
    <style:style style:name="P17" style:family="paragraph" style:parent-style-name="Standard">
      <style:text-properties officeooo:rsid="0011fa9c" officeooo:paragraph-rsid="0011fa9c"/>
    </style:style>
    <style:style style:name="P18" style:family="paragraph" style:parent-style-name="Standard">
      <style:text-properties officeooo:rsid="0011fa9c" officeooo:paragraph-rsid="00148aba"/>
    </style:style>
    <style:style style:name="P19" style:family="paragraph" style:parent-style-name="Standard">
      <style:text-properties fo:color="#000000" officeooo:rsid="00144ec5" officeooo:paragraph-rsid="00144ec5" fo:background-color="transparent"/>
    </style:style>
    <style:style style:name="P20" style:family="paragraph" style:parent-style-name="Standard">
      <style:text-properties officeooo:rsid="000bb712" officeooo:paragraph-rsid="0016e312"/>
    </style:style>
    <style:style style:name="P21" style:family="paragraph" style:parent-style-name="Standard">
      <style:text-properties officeooo:paragraph-rsid="0016e312"/>
    </style:style>
    <style:style style:name="P22" style:family="paragraph" style:parent-style-name="Standard">
      <style:text-properties officeooo:rsid="000caae4" officeooo:paragraph-rsid="0016e312"/>
    </style:style>
    <style:style style:name="P23" style:family="paragraph" style:parent-style-name="Standard">
      <style:text-properties officeooo:rsid="000caae4" officeooo:paragraph-rsid="00175d03"/>
    </style:style>
    <style:style style:name="T1" style:family="text">
      <style:text-properties officeooo:rsid="000b5be4"/>
    </style:style>
    <style:style style:name="T2" style:family="text">
      <style:text-properties style:font-name="monospace" fo:font-size="9.75pt"/>
    </style:style>
    <style:style style:name="T3" style:family="text">
      <style:text-properties style:font-name="monospace" fo:font-size="9.75pt" officeooo:rsid="0011fa9c"/>
    </style:style>
    <style:style style:name="T4" style:family="text">
      <style:text-properties fo:font-size="9.75pt"/>
    </style:style>
    <style:style style:name="T5" style:family="text">
      <style:text-properties fo:font-size="9.75pt" officeooo:rsid="000b5be4"/>
    </style:style>
    <style:style style:name="T6" style:family="text">
      <style:text-properties fo:font-size="9.75pt" officeooo:rsid="0011fa9c"/>
    </style:style>
    <style:style style:name="T7" style:family="text">
      <style:text-properties style:font-name="sans-serif" fo:font-size="13.5pt"/>
    </style:style>
    <style:style style:name="T8" style:family="text">
      <style:text-properties style:font-name="sans-serif" fo:font-size="13.5pt" officeooo:rsid="0011fa9c"/>
    </style:style>
    <style:style style:name="T9" style:family="text">
      <style:text-properties style:font-name="sans-serif" fo:font-size="13.5pt" officeooo:rsid="00150892"/>
    </style:style>
    <style:style style:name="T10" style:family="text">
      <style:text-properties style:font-name="sans-serif" fo:font-size="13.5pt" officeooo:rsid="00150892" style:font-size-asian="8.44999980926514pt" style:font-size-complex="9.69999980926514pt"/>
    </style:style>
    <style:style style:name="T11" style:family="text">
      <style:text-properties style:font-name="sans-serif" fo:font-size="13.5pt" officeooo:rsid="0016e312" style:font-size-asian="8.44999980926514pt" style:font-size-complex="9.69999980926514pt"/>
    </style:style>
    <style:style style:name="T12" style:family="text">
      <style:text-properties style:font-name="sans-serif" fo:font-size="13.5pt" officeooo:rsid="00175d03" style:font-size-asian="8.44999980926514pt" style:font-size-complex="9.69999980926514pt"/>
    </style:style>
    <style:style style:name="T13" style:family="text">
      <style:text-properties style:font-name="sans-serif" fo:font-size="13.5pt" officeooo:rsid="0016e312"/>
    </style:style>
    <style:style style:name="T14" style:family="text">
      <style:text-properties style:font-name="sans-serif" fo:font-size="13.5pt" officeooo:rsid="00175d03"/>
    </style:style>
    <style:style style:name="T15" style:family="text">
      <style:text-properties style:font-name="sans-serif" fo:font-size="9.75pt"/>
    </style:style>
    <style:style style:name="T16" style:family="text">
      <style:text-properties style:font-name="sans-serif" fo:font-size="9.69999980926514pt" officeooo:rsid="00150892" style:font-size-asian="9.69999980926514pt" style:font-size-complex="9.69999980926514pt"/>
    </style:style>
    <style:style style:name="T17" style:family="text">
      <style:text-properties style:font-name="sans-serif" fo:font-size="9.69999980926514pt" officeooo:rsid="0016e312" style:font-size-asian="9.69999980926514pt" style:font-size-complex="9.69999980926514pt"/>
    </style:style>
    <style:style style:name="T18" style:family="text">
      <style:text-properties style:font-name="sans-serif" fo:font-size="9.69999980926514pt" officeooo:rsid="00175d03" style:font-size-asian="9.69999980926514pt" style:font-size-complex="9.69999980926514pt"/>
    </style:style>
    <style:style style:name="T19" style:family="text">
      <style:text-properties style:font-name="sans-serif" fo:font-size="9.69999980926514pt" officeooo:rsid="00150892" style:font-size-asian="8.44999980926514pt" style:font-size-complex="9.69999980926514pt"/>
    </style:style>
    <style:style style:name="T20" style:family="text">
      <style:text-properties style:font-name="sans-serif" fo:font-size="9.69999980926514pt" officeooo:rsid="0016e312" style:font-size-asian="8.44999980926514pt" style:font-size-complex="9.69999980926514pt"/>
    </style:style>
    <style:style style:name="T21" style:family="text">
      <style:text-properties style:font-name="sans-serif" fo:font-size="9.69999980926514pt" officeooo:rsid="00175d03" style:font-size-asian="8.44999980926514pt" style:font-size-complex="9.69999980926514pt"/>
    </style:style>
    <style:style style:name="T22" style:family="text">
      <style:text-properties style:font-name="sans-serif" fo:font-size="13pt" officeooo:rsid="00150892" style:font-size-asian="13pt" style:font-size-complex="13pt"/>
    </style:style>
    <style:style style:name="T23" style:family="text">
      <style:text-properties fo:color="#000000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on Chen</text:p>
      <text:p text:style-name="P1">Intro To <text:span text:style-name="T1">DB</text:span></text:p>
      <text:p text:style-name="P1">Homework <text:span text:style-name="T1">3</text:span></text:p>
      <text:p text:style-name="P1">Spring 2017</text:p>
      <text:p text:style-name="P1"/>
      <text:p text:style-name="P3">1)</text:p>
      <text:p text:style-name="P2"><text:span text:style-name="T1"><text:s/></text:span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student` WHERE dept_name = 'Finance' </text:span><text:a xlink:type="simple" xlink:href="http://localhost/phpmyadmin/url.php?url=http://dev.mysql.com/doc/refman/5.5/en/logical-operators.html#operator_or" office:target-frame-name="mysql_doc" xlink:show="replace" text:style-name="Internet_20_link" text:visited-style-name="Visited_20_Internet_20_Link"><text:span text:style-name="Source_20_Text">OR</text:span></text:a><text:span text:style-name="Source_20_Text"> dept_name = 'History'</text:span></text:p>
      <text:p text:style-name="P3"/>
      <text:p text:style-name="P3">2)</text:p>
      <text:p text:style-name="P3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ID,name FROM `student` WHERE dept_name = 'Elec. Eng.' </text:span><text:a xlink:type="simple" xlink:href="http://localhost/phpmyadmin/url.php?url=http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tot_cred &gt;= 65 </text:span></text:p>
      <text:p text:style-name="P3"/>
      <text:p text:style-name="P3">3)</text:p>
      <text:p text:style-name="P3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title FROM `course` where dept_name = 'Biology' </text:span><text:a xlink:type="simple" xlink:href="http://localhost/phpmyadmin/url.php?url=http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credits = 4 </text:span></text:p>
      <text:p text:style-name="P3"/>
      <text:p text:style-name="P3">4)</text:p>
      <text:p text:style-name="P3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ID FROM `takes` WHERE course_id = 'CS-190' </text:span><text:a xlink:type="simple" xlink:href="http://localhost/phpmyadmin/url.php?url=http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semester = 'Spring' </text:span><text:a xlink:type="simple" xlink:href="http://localhost/phpmyadmin/url.php?url=http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</text:span><text:a xlink:type="simple" xlink:href="http://localhost/phpmyadmin/url.php?url=http://dev.mysql.com/doc/refman/5.5/en/date-and-time-types.html" office:target-frame-name="mysql_doc" xlink:show="replace" text:style-name="Internet_20_link" text:visited-style-name="Visited_20_Internet_20_Link"><text:span text:style-name="Source_20_Text">year</text:span></text:a><text:span text:style-name="Source_20_Text"> = '2009' </text:span><text:a xlink:type="simple" xlink:href="http://localhost/phpmyadmin/url.php?url=http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grade = 'B+' </text:span></text:p>
      <text:p text:style-name="P3"/>
      <text:p text:style-name="P3">5)</text:p>
      <text:p text:style-name="P3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a.ID,a.name FROM `student` a INNER JOIN `takes` b on a.ID = b.ID WHERE b.course_id = 'CS-315' </text:span><text:a xlink:type="simple" xlink:href="http://localhost/phpmyadmin/url.php?url=http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b.grade = 'A' </text:span></text:p>
      <text:p text:style-name="P5"/>
      <text:p text:style-name="P5">6)</text:p>
      <text:p text:style-name="P5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a.ID,a.name FROM student a INNER JOIN takes b on a.ID = b.ID WHERE (b.course_id = 'CS-315' </text:span><text:a xlink:type="simple" xlink:href="http://localhost/phpmyadmin/url.php?url=http://dev.mysql.com/doc/refman/5.5/en/logical-operators.html#operator_or" office:target-frame-name="mysql_doc" xlink:show="replace" text:style-name="Internet_20_link" text:visited-style-name="Visited_20_Internet_20_Link"><text:span text:style-name="Source_20_Text">or</text:span></text:a><text:span text:style-name="Source_20_Text"> b.course_id = 'CS-319') </text:span><text:a xlink:type="simple" xlink:href="http://localhost/phpmyadmin/url.php?url=http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b.grade = 'B' </text:span></text:p>
      <text:p text:style-name="P5"/>
      <text:p text:style-name="P5">7)</text:p>
      <text:p text:style-name="P5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a.ID, a.name, b.title FROM instructor a INNER JOIN teaches c on a.id = c.id INNER JOIN course b on c.course_id = b.course_id WHERE a.dept_name = 'Comp. Sci.' </text:span><text:a xlink:type="simple" xlink:href="http://localhost/phpmyadmin/url.php?url=http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b.title </text:span><text:a xlink:type="simple" xlink:href="http://localhost/phpmyadmin/url.php?url=http://dev.mysql.com/doc/refman/5.5/en/string-comparison-functions.html#operator_like" office:target-frame-name="mysql_doc" xlink:show="replace" text:style-name="Internet_20_link" text:visited-style-name="Visited_20_Internet_20_Link"><text:span text:style-name="Source_20_Text">like</text:span></text:a><text:span text:style-name="Source_20_Text"> '%Intro.%' </text:span></text:p>
      <text:p text:style-name="P5"/>
      <text:p text:style-name="P7">8)</text:p>
      <text:p text:style-name="P7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DISTINCT(a.id), a.name FROM student a INNER JOIN takes b on a.ID = b.ID INNER JOIN teaches c on c.course_id = b.course_id INNER JOIN instructor d on c.ID = d.ID where d.salary &lt; 75000 </text:span></text:p>
      <text:p text:style-name="P7"/>
      <text:p text:style-name="P7">9)</text:p>
      <text:p text:style-name="P7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DISTINCT(a.id), a.name FROM student a INNER JOIN takes b on a.ID = b.ID INNER JOIN section c on c.course_id = b.course_id INNER JOIN classroom d on c.room_number = d.room_number where d.building = 'Packard' </text:span></text:p>
      <text:p text:style-name="P7"/>
      <text:p text:style-name="P8">10)</text:p>
      <text:p text:style-name="P8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DISTINCT(a.id) FROM student a INNER JOIN takes b on a.ID = b.ID INNER JOIN teaches c on c.course_id = b.course_id INNER JOIN </text:span><text:soft-page-break/><text:span text:style-name="Source_20_Text">instructor d on c.ID = d.ID where d.name = 'Einstein' </text:span></text:p>
      <text:p text:style-name="P8"/>
      <text:p text:style-name="P8">11)</text:p>
      <text:p text:style-name="P8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DISTINCT a.id) from student a INNER JOIN takes b on b.ID = a.ID where b.course_id = 'CS-315' </text:span></text:p>
      <text:p text:style-name="P8"/>
      <text:p text:style-name="P9">12)</text:p>
      <text:p text:style-name="P9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DISTINCT a.id), b.grade from student a INNER JOIN takes b on b.ID = a.ID where b.course_id = 'CS-101' GROUP BY b.grade </text:span></text:p>
      <text:p text:style-name="P9"/>
      <text:p text:style-name="P9">13)</text:p>
      <text:p text:style-name="P9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b.course_id), a.ID from instructor a INNER JOIN teaches b on b.ID = a.ID GROUP BY a.ID </text:span></text:p>
      <text:p text:style-name="P9"/>
      <text:p text:style-name="P9">14)</text:p>
      <text:p text:style-name="P9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sum" office:target-frame-name="mysql_doc" xlink:show="replace" text:style-name="Internet_20_link" text:visited-style-name="Visited_20_Internet_20_Link"><text:span text:style-name="Source_20_Text">sum</text:span></text:a><text:span text:style-name="Source_20_Text">(c.credits), a.ID from student a INNER JOIN takes b on b.ID = a.ID INNER JOIN course c on c.course_id = b.course_id GROUP BY a.ID </text:span></text:p>
      <text:p text:style-name="P9"/>
      <text:p text:style-name="P10">15)</text:p>
      <text:p text:style-name="P10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c.course_id), a.ID, a.name from student a INNER JOIN takes b on b.ID = a.ID INNER JOIN course c on c.course_id = b.course_id where b.year = '2009' GROUP BY a.ID </text:span></text:p>
      <text:p text:style-name="P10"/>
      <text:p text:style-name="P10">16)</text:p>
      <text:p text:style-name="P10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c.course_id), a.name from student a INNER JOIN takes b on b.ID = a.ID INNER JOIN course c on c.course_id = b.course_id where a.dept_name = 'Comp. Sci.' GROUP by a.ID HAVING </text:span><text:a xlink:type="simple" xlink:href="http://localhost/phpmyadmin/url.php?url=http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c.course_id) &lt; 3 </text:span></text:p>
      <text:p text:style-name="P10"><text:span text:style-name="Source_20_Text"/></text:p>
      <text:p text:style-name="P10"/>
      <text:p text:style-name="P10">17)</text:p>
      <text:p text:style-name="P10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a.name, a.ID from instructor a INNER JOIN teaches b on b.ID = a.ID where a.dept_name = 'Comp. Sci.' GROUP by a.ID HAVING </text:span><text:a xlink:type="simple" xlink:href="http://localhost/phpmyadmin/url.php?url=http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b.course_id) &lt; 3 </text:span></text:p>
      <text:p text:style-name="P10"/>
      <text:p text:style-name="P11">18)</text:p>
      <text:p text:style-name="P11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avg" office:target-frame-name="mysql_doc" xlink:show="replace" text:style-name="Internet_20_link" text:visited-style-name="Visited_20_Internet_20_Link"><text:span text:style-name="Source_20_Text">AVG</text:span></text:a><text:span text:style-name="Source_20_Text">(a.salary), a.dept_name from instructor a GROUP BY a.dept_name </text:span></text:p>
      <text:p text:style-name="P11"/>
      <text:p text:style-name="P11">19)</text:p>
      <text:p text:style-name="P19">SELECT COUNT(a.sec_id), a.semester, a.year, a.building from section a GROUP BY a.semester, a.year, a.building</text:p>
      <text:p text:style-name="P16"><text:span text:style-name="Source_20_Text"><text:span text:style-name="T23"/></text:span></text:p>
      <text:p text:style-name="P12">20)</text:p>
      <text:p text:style-name="P12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min" office:target-frame-name="mysql_doc" xlink:show="replace" text:style-name="Internet_20_link" text:visited-style-name="Visited_20_Internet_20_Link"><text:span text:style-name="Source_20_Text">min</text:span></text:a><text:span text:style-name="Source_20_Text">(a.salary) from instructor a where a.dept_name = 'Physics' </text:span></text:p>
      <text:p text:style-name="P12"/>
      <text:p text:style-name="P12"/>
      <text:p text:style-name="P12"/>
      <text:p text:style-name="P12"/>
      <text:p text:style-name="P12"><text:soft-page-break/>Part II</text:p>
      <text:p text:style-name="P18">2)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<text:span text:style-name="T1"> ID,name FROM `student` WHERE dept_name = 'Elec. Eng.' </text:span></text:span><text:a xlink:type="simple" xlink:href="http://localhost/phpmyadmin/url.php?url=http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1">AND</text:span></text:span></text:a><text:span text:style-name="Source_20_Text"><text:span text:style-name="T1"> tot_cred &gt;= 65 </text:span></text:span></text:p>
      <text:p text:style-name="P18"><text:span text:style-name="Source_20_Text"/></text:p>
      <text:p text:style-name="P14"><text:span text:style-name="T8">π </text:span><text:span text:style-name="T3">ID, name</text:span><text:span text:style-name="T2"> </text:span><text:span text:style-name="T7">σ </text:span><text:span text:style-name="Source_20_Text"><text:span text:style-name="T5">dept_name = 'Elec. Eng.' </text:span></text:span><text:span text:style-name="Source_20_Text"><text:span text:style-name="T6">^</text:span></text:span><text:span text:style-name="Source_20_Text"><text:span text:style-name="T5"> tot_cred &gt;= 65 </text:span></text:span><text:span text:style-name="T15"><text:s/></text:span><text:span text:style-name="T7">( </text:span><text:span text:style-name="T8">student )</text:span></text:p>
      <text:p text:style-name="P13"/>
      <text:p text:style-name="P12"/>
      <text:p text:style-name="P18">4)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<text:span text:style-name="T1"> ID FROM `takes` WHERE course_id = 'CS-190' </text:span></text:span><text:a xlink:type="simple" xlink:href="http://localhost/phpmyadmin/url.php?url=http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1">AND</text:span></text:span></text:a><text:span text:style-name="Source_20_Text"><text:span text:style-name="T1"> semester = 'Spring' </text:span></text:span><text:a xlink:type="simple" xlink:href="http://localhost/phpmyadmin/url.php?url=http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1">AND</text:span></text:span></text:a><text:span text:style-name="Source_20_Text"><text:span text:style-name="T1"> </text:span></text:span><text:a xlink:type="simple" xlink:href="http://localhost/phpmyadmin/url.php?url=http://dev.mysql.com/doc/refman/5.5/en/date-and-time-types.html" office:target-frame-name="mysql_doc" xlink:show="replace" text:style-name="Internet_20_link" text:visited-style-name="Visited_20_Internet_20_Link"><text:span text:style-name="Source_20_Text"><text:span text:style-name="T1">year</text:span></text:span></text:a><text:span text:style-name="Source_20_Text"><text:span text:style-name="T1"> = '2009' </text:span></text:span><text:a xlink:type="simple" xlink:href="http://localhost/phpmyadmin/url.php?url=http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1">AND</text:span></text:span></text:a><text:span text:style-name="Source_20_Text"><text:span text:style-name="T1"> grade = 'B+'</text:span></text:span></text:p>
      <text:p text:style-name="P18"><text:span text:style-name="Source_20_Text"/></text:p>
      <text:p text:style-name="P4"><text:span text:style-name="Source_20_Text"><text:span text:style-name="T8">π </text:span></text:span><text:span text:style-name="Source_20_Text"><text:span text:style-name="T3">ID</text:span></text:span><text:span text:style-name="Source_20_Text"><text:span text:style-name="T2"> </text:span></text:span><text:span text:style-name="Source_20_Text"><text:span text:style-name="T7">σ </text:span></text:span><text:span text:style-name="Source_20_Text"><text:span text:style-name="T6">course_id</text:span></text:span><text:span text:style-name="Source_20_Text"><text:span text:style-name="T4"> = '</text:span></text:span><text:span text:style-name="Source_20_Text"><text:span text:style-name="T6">CS-190</text:span></text:span><text:span text:style-name="Source_20_Text"><text:span text:style-name="T4">' </text:span></text:span><text:span text:style-name="Source_20_Text"><text:span text:style-name="T6">^</text:span></text:span><text:span text:style-name="Source_20_Text"><text:span text:style-name="T4"> </text:span></text:span><text:span text:style-name="Source_20_Text"><text:span text:style-name="T6">semester</text:span></text:span><text:span text:style-name="Source_20_Text"><text:span text:style-name="T4"> &gt;= </text:span></text:span><text:span text:style-name="Source_20_Text"><text:span text:style-name="T6">'Spring' ^ grade = 'B+'</text:span></text:span><text:span text:style-name="Source_20_Text"><text:span text:style-name="T4"> </text:span></text:span><text:span text:style-name="Source_20_Text"><text:span text:style-name="T15"><text:s/></text:span></text:span><text:span text:style-name="Source_20_Text"><text:span text:style-name="T7">( </text:span></text:span><text:span text:style-name="Source_20_Text"><text:span text:style-name="T8">takes )</text:span></text:span></text:p>
      <text:p text:style-name="P12"/>
      <text:p text:style-name="P12">6)</text:p>
      <text:p text:style-name="P20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a.ID,a.name FROM student a INNER JOIN takes b on a.ID = b.ID WHERE (b.course_id = 'CS-315' </text:span><text:a xlink:type="simple" xlink:href="http://localhost/phpmyadmin/url.php?url=http://dev.mysql.com/doc/refman/5.5/en/logical-operators.html#operator_or" office:target-frame-name="mysql_doc" xlink:show="replace" text:style-name="Internet_20_link" text:visited-style-name="Visited_20_Internet_20_Link"><text:span text:style-name="Source_20_Text">or</text:span></text:a><text:span text:style-name="Source_20_Text"> b.course_id = 'CS-319') </text:span><text:a xlink:type="simple" xlink:href="http://localhost/phpmyadmin/url.php?url=http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b.grade = 'B'</text:span></text:p>
      <text:p text:style-name="P20"><text:span text:style-name="Source_20_Text"><text:s/></text:span></text:p>
      <text:p text:style-name="P21"><text:span text:style-name="Source_20_Text"><text:span text:style-name="T8">π </text:span></text:span><text:span text:style-name="Source_20_Text"><text:span text:style-name="T16">a.ID, a.name </text:span></text:span><text:span text:style-name="Source_20_Text"><text:span text:style-name="T9"><text:s/></text:span></text:span><text:span text:style-name="Source_20_Text"><text:span text:style-name="T19"><text:s/></text:span></text:span><text:bookmark text:name=".E2.8B.88"/><text:span text:style-name="Source_20_Text"><text:span text:style-name="T22">⋈ </text:span></text:span><text:span text:style-name="Source_20_Text"><text:span text:style-name="T20">(a.ID = b.ID) takes b </text:span></text:span><text:span text:style-name="Source_20_Text"><text:span text:style-name="T9">σ </text:span></text:span><text:span text:style-name="Source_20_Text"><text:span text:style-name="T13">(</text:span></text:span><text:span text:style-name="Source_20_Text"><text:span text:style-name="T20">b.course_id = ‘CS-315’ v b.course_id = ‘CS-319’)</text:span></text:span><text:span text:style-name="Source_20_Text"><text:span text:style-name="T10"> </text:span></text:span><text:span text:style-name="Source_20_Text"><text:span text:style-name="T17">^</text:span></text:span><text:span text:style-name="Source_20_Text"><text:span text:style-name="T11"> </text:span></text:span><text:span text:style-name="Source_20_Text"><text:span text:style-name="T17">b.grade = ‘B’</text:span></text:span><text:span text:style-name="Source_20_Text"><text:span text:style-name="T11"> (student a, takes b)</text:span></text:span></text:p>
      <text:p text:style-name="P6"><text:span text:style-name="Source_20_Text"/></text:p>
      <text:p text:style-name="P12">8)</text:p>
      <text:p text:style-name="P22"><text:a xlink:type="simple" xlink:href="http://localhost/phpmyadmin/url.php?url=http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DISTINCT(a.id), a.name FROM student a INNER JOIN takes b on a.ID = b.ID INNER JOIN teaches c on c.course_id = b.course_id INNER JOIN instructor d on c.ID = d.ID where d.salary &lt; 75000</text:span></text:p>
      <text:p text:style-name="P22"><text:span text:style-name="Source_20_Text"/></text:p>
      <text:p text:style-name="P23"><text:span text:style-name="Source_20_Text"><text:span text:style-name="T8">π </text:span></text:span><text:span text:style-name="Source_20_Text"><text:span text:style-name="T16">a.ID, a.name </text:span></text:span><text:span text:style-name="Source_20_Text"><text:span text:style-name="T9"><text:s/></text:span></text:span><text:span text:style-name="Source_20_Text"><text:span text:style-name="T19"><text:s/></text:span></text:span><text:bookmark text:name=".E2.8B.881"/><text:span text:style-name="Source_20_Text"><text:span text:style-name="T22">⋈ </text:span></text:span><text:span text:style-name="Source_20_Text"><text:span text:style-name="T20">(a.ID = b.ID) </text:span></text:span><text:span text:style-name="Source_20_Text"><text:span text:style-name="T22">⋈ </text:span></text:span><text:span text:style-name="Source_20_Text"><text:span text:style-name="T20">(</text:span></text:span><text:span text:style-name="Source_20_Text"><text:span text:style-name="T21">c</text:span></text:span><text:span text:style-name="Source_20_Text"><text:span text:style-name="T20">.</text:span></text:span><text:span text:style-name="Source_20_Text"><text:span text:style-name="T21">course_id</text:span></text:span><text:span text:style-name="Source_20_Text"><text:span text:style-name="T20"> = b.</text:span></text:span><text:span text:style-name="Source_20_Text"><text:span text:style-name="T21">course_id</text:span></text:span><text:span text:style-name="Source_20_Text"><text:span text:style-name="T20">) </text:span></text:span><text:span text:style-name="Source_20_Text"><text:span text:style-name="T22">⋈ </text:span></text:span><text:span text:style-name="Source_20_Text"><text:span text:style-name="T20">(</text:span></text:span><text:span text:style-name="Source_20_Text"><text:span text:style-name="T21">c</text:span></text:span><text:span text:style-name="Source_20_Text"><text:span text:style-name="T20">.</text:span></text:span><text:span text:style-name="Source_20_Text"><text:span text:style-name="T21">ID</text:span></text:span><text:span text:style-name="Source_20_Text"><text:span text:style-name="T20"> = </text:span></text:span><text:span text:style-name="Source_20_Text"><text:span text:style-name="T21">d</text:span></text:span><text:span text:style-name="Source_20_Text"><text:span text:style-name="T20">.</text:span></text:span><text:span text:style-name="Source_20_Text"><text:span text:style-name="T21">ID</text:span></text:span><text:span text:style-name="Source_20_Text"><text:span text:style-name="T20">) takes b </text:span></text:span><text:span text:style-name="Source_20_Text"><text:span text:style-name="T9">σ </text:span></text:span><text:span text:style-name="Source_20_Text"><text:span text:style-name="T18">d.salary &lt; 75000</text:span></text:span><text:span text:style-name="Source_20_Text"><text:span text:style-name="T11"> (student a, takes b, </text:span></text:span><text:span text:style-name="Source_20_Text"><text:span text:style-name="T12">teaches c, instructor d</text:span></text:span><text:span text:style-name="Source_20_Text"><text:span text:style-name="T11">)</text:span></text:span><text:span text:style-name="Source_20_Text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22:31:12.575622009</meta:creation-date>
    <dc:date>2017-03-01T19:19:48.145944812</dc:date>
    <meta:editing-duration>PT6M4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3" meta:paragraph-count="56" meta:word-count="650" meta:character-count="3699" meta:non-whitespace-character-count="3076"/>
  </office:meta>
</office:document-meta>
</file>